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harter" svg:font-family="Charter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Heading_20_2">
      <style:text-properties style:font-name="Times" fo:font-size="12pt" style:font-size-asian="12pt" style:font-size-complex="12pt"/>
    </style:style>
    <style:style style:name="P2" style:family="paragraph" style:parent-style-name="Standard">
      <style:paragraph-properties text:number-lines="false" text:line-number="0"/>
      <style:text-properties style:font-name="Times"/>
    </style:style>
    <style:style style:name="P3" style:family="paragraph" style:parent-style-name="Standard" style:list-style-name="L2">
      <style:paragraph-properties text:number-lines="false" text:line-number="0"/>
      <style:text-properties style:font-name="Times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gredients</text:h>
      <text:p text:style-name="P2">1.3 kg boneless steak</text:p>
      <text:p text:style-name="P2">¼ cup seasoned flour</text:p>
      <text:p text:style-name="P2">1 tablespoon oil</text:p>
      <text:p text:style-name="P2">6 rashers bacon, diced</text:p>
      <text:p text:style-name="P2">6 small onions</text:p>
      <text:p text:style-name="P2">2 tablespoons seeded mustard</text:p>
      <text:p text:style-name="P2">1 cup red wine</text:p>
      <text:p text:style-name="P2">½ cup beef stock</text:p>
      <text:p text:style-name="P2">1 bouquet garni</text:p>
      <text:p text:style-name="P2">3 large carrots, cut into pieces</text:p>
      <text:p text:style-name="P2">250 g button mushrooms</text:p>
      <text:h text:style-name="P1" text:outline-level="2">Method</text:h>
      <text:list text:style-name="L2">
        <text:list-item>
          <text:p text:style-name="P3">Cut steak into 2 cm pieces and coat well in seasoned flour.<text:line-break/>Heat oil, brown beef in small batches.</text:p>
        </text:list-item>
        <text:list-item>
          <text:p text:style-name="P3">Return to the pan with bacon, onions, mustard, red wine, beef stock and bouquet garni. Bring to simmering point.</text:p>
        </text:list-item>
        <text:list-item>
          <text:p text:style-name="P3">Simmer for 1 hour or until meat is almost tender. <text:s/>Add carrots and mushrooms, and simmer a further 20 minutes. <text:s text:c="2"/></text:p>
        </text:list-item>
        <text:list-item>
          <text:p text:style-name="P3">Serve with crusty French bread.</text:p>
        </text:list-item>
      </text:list>
      <text:h text:style-name="P1" text:outline-level="2">Seasoned Flour</text:h>
      <text:p text:style-name="P2">Combine ¼ cup flour with ¼ teaspoon each of salt and pepper.</text:p>
      <text:p text:style-name="P2">Optional: A few dried mixed herb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harter" svg:font-family="Charter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harter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harter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Charter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harter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harter"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text-properties style:font-name="Times" fo:font-size="12pt" style:font-size-asian="12pt" style:font-size-complex="12pt"/>
    </style:style>
    <style:style style:name="T1" style:family="text">
      <style:text-properties fo:language="en" fo:country="GB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Seeded Mustard <text:span text:style-name="T1">Casserole</text:span></text:p>
      </style:head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Frank Jung</meta:initial-creator>
    <meta:creation-date>2004-05-01T18:55:57</meta:creation-date>
    <dc:creator>Frank Jung</dc:creator>
    <dc:date>2005-05-08T16:19:17</dc:date>
    <meta:printed-by>Frank Jung</meta:printed-by>
    <meta:print-date>2004-05-01T19:09:04</meta:print-date>
    <dc:language>en-GB</dc:language>
    <meta:editing-cycles>9</meta:editing-cycles>
    <meta:editing-duration>PT14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31" meta:character-count="723"/>
  </office:meta>
</office:document-meta>
</file>